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7.923cm"/>
    </style:style>
    <style:style style:name="co2" style:family="table-column">
      <style:table-column-properties fo:break-before="auto" style:column-width="9.994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2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ontserrat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fo:wrap-option="wrap"/>
      <style:text-properties style:font-name="Verdan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Land type from Pither et al. 2023</text:p>
          </table:table-cell>
          <table:table-cell table:style-name="ce1" office:value-type="string" calcext:value-type="string">
            <text:p>Data source or type used for Manawan</text:p>
          </table:table-cell>
          <table:table-cell table:style-name="ce1" office:value-type="string" calcext:value-type="string">
            <text:p>Cost used according to Pither et al. 2023 (model C9)</text:p>
          </table:table-cell>
          <table:table-cell/>
        </table:table-row>
        <table:table-row table:style-name="ro2">
          <table:table-cell office:value-type="string" calcext:value-type="string">
            <text:p>CHF - Built environments</text:p>
          </table:table-cell>
          <table:table-cell office:value-type="string" calcext:value-type="string">
            <text:p>Polygone ecoforestiers – CO_TER = ANT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CHF - Croplands</text:p>
          </table:table-cell>
          <table:table-cell office:value-type="string" calcext:value-type="string">
            <text:p>Polygone ecoforestiers – CO_TER = 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CHF - Dams</text:p>
          </table:table-cell>
          <table:table-cell office:value-type="string" calcext:value-type="string">
            <text:p>None in our area.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CHF - Forestry (cut between 1985 &amp; 2015)</text:p>
          </table:table-cell>
          <table:table-cell office:value-type="string" calcext:value-type="string">
            <text:p>Polygone ecoforestiers – CO_TER = NF, AEP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HF - Forestry (cut between 1985 &amp; 2015)</text:p>
          </table:table-cell>
          <table:table-cell office:value-type="string" calcext:value-type="string">
            <text:p>Forest operations since the 20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HF - Mining</text:p>
          </table:table-cell>
          <table:table-cell office:value-type="string" calcext:value-type="string">
            <text:p>Polygone ecoforestiers – CO_TER = GR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office:value-type="string" calcext:value-type="string">
            <text:p>CHF - Nighttime lights</text:p>
          </table:table-cell>
          <table:table-cell office:value-type="string" calcext:value-type="string">
            <text:p>Not taken into account : not many lights in the Manawan area.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CHF - Oil and gas</text:p>
          </table:table-cell>
          <table:table-cell office:value-type="string" calcext:value-type="string">
            <text:p>None in our area.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CHF - Pasturelands</text:p>
          </table:table-cell>
          <table:table-cell office:value-type="string" calcext:value-type="string">
            <text:p>None in our area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Lakes &gt;= 10ha</text:p>
          </table:table-cell>
          <table:table-cell office:value-type="string" calcext:value-type="string">
            <text:p>Polygone ecoforestiers – CO_TER = EAU and SURFACE &gt; 10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Rails</text:p>
          </table:table-cell>
          <table:table-cell office:value-type="string" calcext:value-type="string">
            <text:p>Al lines in Reseau_ferroviaire.shp from AQRéseau+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office:value-type="string" calcext:value-type="string">
            <text:p>Roads - minor</text:p>
          </table:table-cell>
          <table:table-cell office:value-type="string" calcext:value-type="string">
            <text:p>All roads in Reseau_routier.shp from AQRéseau+ with NbrVoies = 1 or I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Roads - two-lane highway</text:p>
          </table:table-cell>
          <table:table-cell office:value-type="string" calcext:value-type="string">
            <text:p>All roads in Reseau_routier.shp from AQRéseau+ with NbrVoies = 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oads - multi-lane highways</text:p>
          </table:table-cell>
          <table:table-cell office:value-type="string" calcext:value-type="string">
            <text:p>All roads in Reseau_routier.shp from AQRéseau+ with NbrVoies &gt; 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Elevation &gt; 2300m</text:p>
          </table:table-cell>
          <table:table-cell office:value-type="string" calcext:value-type="string">
            <text:p>None in our area.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Glaciers</text:p>
          </table:table-cell>
          <table:table-cell office:value-type="string" calcext:value-type="string">
            <text:p>None in our area.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Ocean</text:p>
          </table:table-cell>
          <table:table-cell office:value-type="string" calcext:value-type="string">
            <text:p>None in our area.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Rivers &gt; 28m3/sec</text:p>
          </table:table-cell>
          <table:table-cell office:value-type="string" calcext:value-type="string">
            <text:p>All lines in HydroRIVERS with DIS_AV_CMS &gt;= 28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ea Ice</text:p>
          </table:table-cell>
          <table:table-cell office:value-type="string" calcext:value-type="string">
            <text:p>None in our area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lopes &gt; 30 degrees</text:p>
          </table:table-cell>
          <table:table-cell office:value-type="string" calcext:value-type="string">
            <text:p>All pixels &gt; 30 from a Digital elevation model transformed with the "Slope" tool of QGIS</text:p>
          </table:table-cell>
          <table:table-cell office:value-type="float" office:value="1000" calcext:value-type="float">
            <text:p>1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ément Hardy</meta:initial-creator>
    <meta:creation-date>2024-05-29T17:06:07.464000000</meta:creation-date>
    <dc:date>2024-05-29T17:33:17.258000000</dc:date>
    <dc:creator>Clément Hardy</dc:creator>
    <meta:editing-duration>PT27M3S</meta:editing-duration>
    <meta:editing-cycles>13</meta:editing-cycles>
    <meta:generator>LibreOffice/7.5.5.2$Windows_X86_64 LibreOffice_project/ca8fe7424262805f223b9a2334bc7181abbcbf5e</meta:generator>
    <meta:document-statistic meta:table-count="1" meta:cell-count="63" meta:object-count="0"/>
  </office:meta>
</office:document-meta>
</file>